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e" svg:font-family="Georgi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Berkeley Mono" officeooo:rsid="0017d01f" officeooo:paragraph-rsid="0017d01f"/>
    </style:style>
    <style:style style:name="T1" style:family="text">
      <style:text-properties style:text-position="super 58%"/>
    </style:style>
    <style:style style:name="T2" style:family="text">
      <style:text-properties fo:font-variant="normal" fo:text-transform="none" fo:color="#0f0f0f" loext:opacity="100%"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vember 20<text:span text:style-name="T1">th</text:span>, 2023.</text:p>
      <text:p text:style-name="P1"/>
      <text:p text:style-name="P1">On Virtue Ethics.</text:p>
      <text:p text:style-name="P1"/>
      <text:p text:style-name="P1">Professor Hanlon,</text:p>
      <text:p text:style-name="P1"/>
      <text:p text:style-name="P1"><text:tab/>Greetings from India! It’s hot, humid, and loud; I’m glad to be back. After completing this week’s reading on virtue ethics, I was left with a few questions:</text:p>
      <text:p text:style-name="P1"/>
      <text:p text:style-name="P1">1) In today's digital era, where habits are significantly influenced by technology and social media, how do you think Aristotle's concept of virtues as learned behaviors through habitual practice applies? Are people less apt to develop their own strong virtues when forming strong habit is difficult with the constant distraction of mobile devices?</text:p>
      <text:p text:style-name="P1"/>
      <text:p text:style-name="P1">2) As an extension of the prior question, have people become less phronetic and more frenetic with the onset of the Internet to perform phronesis for you? What does this mean for the field of virtue ethics when virtues are no longer being naturally cultivated, but are prescribed by other people on the internet?</text:p>
      <text:p text:style-name="P1"/>
      <text:p text:style-name="P1">3<text:span text:style-name="T2">) Considering Aristotle's philosophy in a global context, how might virtue ethics be interpreted differently across various cultures? Given the diverse definitions of virtue and ethical behavior worldwide, how universal can Aristotle's virtue ethics be?</text:span></text:p>
      <text:p text:style-name="P1"><text:span text:style-name="T2"/></text:p>
      <text:p text:style-name="P1"><text:span text:style-name="T2">4) Finally, when we can’t trust our own judgment, how do emotions play a role in Aristotle’s virtue ethics, and how does this affect our understanding of what it means to be virtuous? When virtue can be bent by our own feelings, how can we trust ourselves to act ethically?</text:span></text:p>
      <text:p text:style-name="P1"><text:span text:style-name="T2"/></text:p>
      <text:p text:style-name="P1"><text:span text:style-name="T2">I wonder if Aristotle would have considered 'scrolling through social media' as a modern-day challenge to practicing moderation. Maybe 'too much screen time' is the 21st-century version of excess? Stay well.</text:span></text:p>
      <text:p text:style-name="P1"><text:span text:style-name="T2"><text:line-break/>Best,</text:span></text:p>
      <text:p text:style-name="P1"><text:span text:style-name="T2"/></text:p>
      <text:p text:style-name="P1"><text:span text:style-name="T2">Rushi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e" svg:font-family="Georgi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1:32:31.529656702</meta:creation-date>
    <dc:date>2023-11-21T11:52:27.131381299</dc:date>
    <meta:editing-duration>PT19M55S</meta:editing-duration>
    <meta:editing-cycles>1</meta:editing-cycles>
    <meta:document-statistic meta:table-count="0" meta:image-count="0" meta:object-count="0" meta:page-count="1" meta:paragraph-count="11" meta:word-count="261" meta:character-count="1618" meta:non-whitespace-character-count="1366"/>
    <meta:generator>LibreOffice/7.4.7.2$Linux_X86_64 LibreOffice_project/40$Build-2</meta:generator>
  </office:meta>
</office:document-meta>
</file>